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1.024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.766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421cm"/>
      <style:paragraph-properties style:writing-mode="lr-tb"/>
    </style:style>
    <style:style style:name="gr4" style:family="graphic" style:parent-style-name="standard">
      <style:graphic-properties draw:fill-color="#ff0000" draw:opacity="100%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02cm" fo:min-width="4.199cm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729cm" fo:min-width="2.824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766cm" fo:min-width="2.15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7cm" fo:min-width="0.707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fill-color="#ff0000" draw:opacity="100%" draw:textarea-horizontal-align="justify" draw:textarea-vertical-align="middle" draw:auto-grow-height="false" fo:min-height="0.893cm" fo:min-width="2.8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3.564cm"/>
      <style:paragraph-properties style:writing-mode="lr-tb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0.893cm" fo:min-width="3.564cm"/>
      <style:paragraph-properties style:writing-mode="lr-tb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766cm" fo:min-width="3.691cm"/>
      <style:paragraph-properties style:writing-mode="lr-tb"/>
    </style:style>
    <style:style style:name="gr20" style:family="graphic" style:parent-style-name="standard">
      <style:graphic-properties draw:fill="solid" draw:fill-color="#729fcf" draw:textarea-horizontal-align="justify" draw:textarea-vertical-align="middle" draw:auto-grow-height="false" fo:min-height="1.274cm" fo:min-width="2.802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loext:graphic-properties draw:fill-color="#ff0000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loext:graphic-properties draw:fill-color="#ff0000" draw:opacity="100%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loext:graphic-properties draw:fill-color="#729fc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solid" draw:fill-color="#729fc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letter-kerning="true" style:font-name-asian="Noto Sans CJK SC Regular" style:font-size-asian="14pt" style:font-name-complex="FreeSans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3.048cm" svg:height="2.794cm" svg:x="13.446cm" svg:y="15.351cm">
          <text:p text:style-name="P1"><text:span text:style-name="T1">Engin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2" draw:id="id2" draw:layer="layout" svg:width="3.175cm" svg:height="1.016cm" svg:x="8.62cm" svg:y="8.747cm">
          <text:p text:style-name="P2"><text:span text:style-name="T2">WAI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1" draw:id="id1" draw:layer="layout" svg:width="2.921cm" svg:height="1.016cm" svg:x="5.572cm" svg:y="5.318cm">
          <text:p text:style-name="P1"><text:span text:style-name="T1">QUEU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3" draw:id="id3" draw:layer="layout" svg:width="3.81cm" svg:height="1.27cm" svg:x="14.843cm" svg:y="22.717cm">
          <text:p text:style-name="P2"><text:span text:style-name="T2">EXECU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6" draw:id="id6" draw:layer="layout" svg:width="4.699cm" svg:height="1.27cm" svg:x="8.366cm" svg:y="18.018cm">
          <text:p text:style-name="P2"><text:span text:style-name="T2">ERR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xml:id="id9" draw:id="id9" draw:layer="layout" svg:width="3.324cm" svg:height="0.979cm" svg:x="9.868cm" svg:y="27.543cm">
          <text:p text:style-name="P2"><text:span text:style-name="T2">CANCELL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7" xml:id="id4" draw:id="id4" draw:layer="layout" svg:width="2.651cm" svg:height="1.016cm" svg:x="16.875cm" svg:y="27.162cm">
          <text:p text:style-name="P1"><text:span text:style-name="T1">D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2.413cm" svg:height="2.413cm" svg:x="6.207cm" svg:y="22.082cm">
          <text:p text:style-name="P1"><text:span text:style-name="T1">User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9" draw:text-style-name="P8" draw:layer="layout" draw:line-skew="0.317cm" svg:x1="7.033cm" svg:y1="6.334cm" svg:x2="10.208cm" svg:y2="8.747cm" draw:start-shape="id1" draw:start-glue-point="6" draw:end-shape="id2" draw:end-glue-point="4" svg:d="M7033 6334v1524h3175v889" svg:viewBox="0 0 3176 2414">
          <text:p/>
        </draw:connector>
        <draw:connector draw:style-name="gr9" draw:text-style-name="P8" draw:layer="layout" svg:x1="16.748cm" svg:y1="23.987cm" svg:x2="18.201cm" svg:y2="27.162cm" draw:start-shape="id3" draw:start-glue-point="6" draw:end-shape="id4" draw:end-glue-point="4" svg:d="M16748 23987v1588h1453v1587" svg:viewBox="0 0 1454 3176">
          <text:p/>
        </draw:connector>
        <draw:connector draw:style-name="gr10" draw:text-style-name="P9" draw:layer="layout" svg:x1="13.446cm" svg:y1="16.748cm" svg:x2="10.716cm" svg:y2="18.018cm" draw:start-shape="id5" draw:start-glue-point="5" draw:end-shape="id6" draw:end-glue-point="4" svg:d="M13446 16748h-2730v1270" svg:viewBox="0 0 2731 1271">
          <text:p text:style-name="P1"><text:span text:style-name="T1">Error</text:span></text:p>
        </draw:connector>
        <draw:connector draw:style-name="gr9" draw:text-style-name="P8" draw:layer="layout" svg:x1="10.144cm" svg:y1="12.811cm" svg:x2="14.97cm" svg:y2="15.351cm" draw:start-shape="id7" draw:start-glue-point="6" draw:end-shape="id5" draw:end-glue-point="4" svg:d="M10144 12811v1270h4826v1270" svg:viewBox="0 0 4827 2541">
          <text:p/>
        </draw:connector>
        <draw:connector draw:style-name="gr9" draw:text-style-name="P8" draw:layer="layout" svg:x1="10.716cm" svg:y1="19.288cm" svg:x2="7.414cm" svg:y2="22.082cm" draw:start-shape="id6" draw:start-glue-point="6" draw:end-shape="id8" draw:end-glue-point="4" svg:d="M10716 19288v1397h-3302v1397" svg:viewBox="0 0 3303 2795">
          <text:p/>
        </draw:connector>
        <draw:connector draw:style-name="gr10" draw:text-style-name="P9" draw:layer="layout" draw:line-skew="-0.889cm" svg:x1="7.414cm" svg:y1="24.495cm" svg:x2="11.53cm" svg:y2="27.543cm" draw:start-shape="id8" draw:start-glue-point="6" draw:end-shape="id9" draw:end-glue-point="4" svg:d="M7414 24495v635h4116v2413" svg:viewBox="0 0 4117 3049">
          <text:p text:style-name="P1"><text:span text:style-name="T1">Cancelled</text:span></text:p>
        </draw:connector>
        <draw:connector draw:style-name="gr10" draw:text-style-name="P9" draw:layer="layout" draw:line-skew="-0.546cm" svg:x1="6.207cm" svg:y1="23.289cm" svg:x2="5.572cm" svg:y2="5.826cm" draw:start-shape="id8" draw:start-glue-point="5" draw:end-shape="id1" draw:end-glue-point="5" svg:d="M6207 23289h-1683v-17463h1048" svg:viewBox="0 0 1684 17464">
          <text:p text:style-name="P1"><text:span text:style-name="T1">ReSubmit</text:span></text:p>
          <text:p text:style-name="P1"><text:span text:style-name="T1">Resume</text:span></text:p>
        </draw:connector>
        <draw:connector draw:style-name="gr9" draw:text-style-name="P8" draw:layer="layout" draw:line-skew="0cm 4.583cm -0.387cm" svg:x1="11.53cm" svg:y1="28.522cm" svg:x2="7.414cm" svg:y2="22.082cm" draw:start-shape="id9" draw:start-glue-point="6" draw:end-shape="id8" draw:end-glue-point="4" svg:d="M11530 28522v501h2297v-7830h-6413v889" svg:viewBox="0 0 6414 7831">
          <text:p/>
        </draw:connector>
        <draw:connector draw:style-name="gr9" draw:text-style-name="P8" draw:layer="layout" svg:x1="10.208cm" svg:y1="9.763cm" svg:x2="10.144cm" svg:y2="11.668cm" draw:start-shape="id2" draw:start-glue-point="6" draw:end-shape="id7" svg:d="M10208 9763v953h-64v952" svg:viewBox="0 0 65 1906">
          <text:p/>
        </draw:connector>
        <draw:custom-shape draw:style-name="gr11" draw:text-style-name="P4" xml:id="id7" draw:id="id7" draw:layer="layout" svg:width="3.302cm" svg:height="1.143cm" svg:x="8.493cm" svg:y="11.668cm">
          <text:p text:style-name="P2"><text:span text:style-name="T2">START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4.97cm" svg:y1="18.145cm" svg:x2="16.748cm" svg:y2="22.717cm" draw:start-shape="id5" draw:start-glue-point="6" draw:end-shape="id3" draw:end-glue-point="4" svg:d="M14970 18145v2287h1778v2285" svg:viewBox="0 0 1779 4573">
          <text:p text:style-name="P1"><text:span text:style-name="T1">No Error</text:span></text:p>
        </draw:connector>
        <draw:frame draw:style-name="gr12" draw:text-style-name="P11" draw:layer="layout" svg:width="5.163cm" svg:height="1.651cm" svg:x="8.791cm" svg:y="5.191cm">
          <draw:text-box>
            <text:p text:style-name="P10"><text:span text:style-name="T3">Database Queue</text:span></text:p>
            <text:p text:style-name="P10"><text:span text:style-name="T3">(The real one)</text:span></text:p>
          </draw:text-box>
        </draw:frame>
        <draw:frame draw:style-name="gr13" draw:text-style-name="P11" draw:layer="layout" svg:width="6.554cm" svg:height="2.373cm" svg:x="12.988cm" svg:y="8.493cm">
          <draw:text-box>
            <text:p text:style-name="P10"><text:span text:style-name="T3">ID in Java queue</text:span></text:p>
            <text:p text:style-name="P10"><text:span text:style-name="T3">Just to allow multithread jobs waiting for execution result output</text:span></text:p>
          </draw:text-box>
        </draw:frame>
        <draw:frame draw:style-name="gr14" draw:text-style-name="P12" draw:layer="layout" svg:width="5.163cm" svg:height="1.524cm" svg:x="13.192cm" svg:y="11.668cm">
          <draw:text-box>
            <text:p><text:span text:style-name="T3">Servlet called but no executionId yet</text:span></text:p>
          </draw:text-box>
        </draw:frame>
        <draw:frame draw:style-name="gr15" draw:text-style-name="P11" draw:layer="layout" svg:width="3.506cm" svg:height="3.386cm" svg:x="17.052cm" svg:y="20.855cm">
          <draw:text-box>
            <text:p text:style-name="P10"><text:span text:style-name="T3">ExecutionId created from here</text:span></text:p>
          </draw:text-box>
        </draw:frame>
        <draw:custom-shape draw:style-name="gr16" draw:text-style-name="P1" draw:layer="layout" svg:width="4.064cm" svg:height="1.016cm" svg:x="1.127cm" svg:y="16.367cm">
          <text:p text:style-name="P1"><text:span text:style-name="T1">Can modif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7" draw:layer="layout" svg:width="4.064cm" svg:height="1.143cm" svg:x="1.127cm" svg:y="17.637cm">
          <text:p text:style-name="P1"><text:span text:style-name="T1">Readonl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8" draw:text-style-name="P13" draw:layer="layout" svg:x1="7.033cm" svg:y1="6.334cm" svg:x2="7.414cm" svg:y2="22.082cm" draw:start-shape="id1" draw:start-glue-point="6" draw:end-shape="id8" draw:end-glue-point="4" svg:d="M7033 6334v7874h381v7874" svg:viewBox="0 0 382 15749">
          <text:p/>
        </draw:connector>
        <draw:custom-shape draw:style-name="gr19" draw:text-style-name="P1" xml:id="id10" draw:id="id10" draw:layer="layout" svg:width="4.191cm" svg:height="1.016cm" svg:x="10.398cm" svg:y="2.143cm">
          <text:p text:style-name="P1"><text:span text:style-name="T1">QWITHD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svg:x1="10.398cm" svg:y1="2.651cm" svg:x2="7.033cm" svg:y2="5.318cm" draw:start-shape="id10" draw:start-glue-point="5" draw:end-shape="id1" draw:end-glue-point="4" svg:d="M10398 2651h-3365v2667" svg:viewBox="0 0 3366 2668">
          <text:p text:style-name="P1"><text:span text:style-name="T1">No more Dep</text:span></text:p>
        </draw:connector>
        <draw:connector draw:style-name="gr9" draw:text-style-name="P8" draw:layer="layout" draw:line-skew="-0.388cm" svg:x1="4.536cm" svg:y1="13.456cm" svg:x2="12.494cm" svg:y2="2.143cm" draw:end-shape="id10" draw:end-glue-point="4" svg:d="M4536 13456v-12202h7958v889" svg:viewBox="0 0 7959 12203">
          <text:p/>
        </draw:connector>
        <draw:connector draw:style-name="gr9" draw:text-style-name="P8" draw:layer="layout" draw:line-skew="2.921cm" svg:x1="12.494cm" svg:y1="3.159cm" svg:x2="7.414cm" svg:y2="22.082cm" draw:start-shape="id10" draw:start-glue-point="6" draw:end-shape="id8" draw:end-glue-point="4" svg:d="M12494 3159v12383h-5080v6540" svg:viewBox="0 0 5081 18924">
          <text:p/>
        </draw:connector>
        <draw:custom-shape draw:style-name="gr20" draw:text-style-name="P6" xml:id="id11" draw:id="id11" draw:layer="layout" svg:width="3.302cm" svg:height="1.524cm" svg:x="3.794cm" svg:y="27.035cm">
          <text:p text:style-name="P2"><text:span text:style-name="T2">PAUSED</text:span></text:p>
          <text:p text:style-name="P2"><text:span text:style-name="T2">PWITHDE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9" draw:layer="layout" draw:line-skew="-0.892cm" svg:x1="7.414cm" svg:y1="24.495cm" svg:x2="5.445cm" svg:y2="27.035cm" draw:end-shape="id11" draw:end-glue-point="4" svg:d="M7414 24495v128h-1969v2412" svg:viewBox="0 0 1970 2541">
          <text:p text:style-name="P1"><text:span text:style-name="T1">Paused</text:span></text:p>
        </draw:connector>
        <draw:connector draw:style-name="gr9" draw:text-style-name="P8" draw:layer="layout" draw:line-skew="0cm -7.232cm -0.387cm" svg:x1="5.445cm" svg:y1="28.559cm" svg:x2="7.414cm" svg:y2="22.082cm" draw:start-shape="id11" draw:start-glue-point="6" draw:end-shape="id8" draw:end-glue-point="4" svg:d="M5445 28559v501h-3556v-7867h5525v889" svg:viewBox="0 0 5526 786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7-23T23:24:04.268456155</meta:creation-date>
    <dc:date>2022-08-12T22:50:15.192352811</dc:date>
    <meta:editing-duration>P1DT22H33M17S</meta:editing-duration>
    <meta:editing-cycles>15</meta:editing-cycles>
    <meta:generator>LibreOffice/7.1.7.2$Linux_X86_64 LibreOffice_project/10$Build-2</meta:generator>
    <meta:document-statistic meta:object-count="33"/>
  </office:meta>
</office:document-meta>
</file>